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4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0.901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13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695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2.4cm"/>
    </style:style>
    <style:style style:name="pr4" style:family="presentation" style:parent-style-name="LushGreen1-notes">
      <style:graphic-properties draw:fill-color="#ffffff" draw:auto-grow-height="true" fo:min-height="13.364cm"/>
    </style:style>
    <style:style style:name="pr5" style:family="presentation" style:parent-style-name="LushGreen1-title">
      <style:graphic-properties fo:min-height="2.4cm"/>
    </style:style>
    <style:style style:name="pr6" style:family="presentation" style:parent-style-name="LushGreen1-notes">
      <style:graphic-properties draw:fill-color="#ffffff" fo:min-height="13.364cm"/>
    </style:style>
    <style:style style:name="pr7" style:family="presentation" style:parent-style-name="LushGreen2-title">
      <style:graphic-properties draw:auto-grow-height="true" fo:min-height="2.4cm"/>
    </style:style>
    <style:style style:name="pr8" style:family="presentation" style:parent-style-name="LushGreen2-outline1">
      <style:graphic-properties fo:min-height="11.93cm"/>
    </style:style>
    <style:style style:name="pr9" style:family="presentation" style:parent-style-name="LushGreen2-notes">
      <style:graphic-properties draw:fill-color="#ffffff" draw:auto-grow-height="true" fo:min-height="13.364cm"/>
    </style:style>
    <style:style style:name="pr10" style:family="presentation" style:parent-style-name="LushGreen3-title">
      <style:graphic-properties fo:min-height="2.4cm"/>
    </style:style>
    <style:style style:name="pr11" style:family="presentation" style:parent-style-name="LushGreen3-outline1">
      <style:graphic-properties fo:min-height="6.55cm"/>
    </style:style>
    <style:style style:name="pr12" style:family="presentation" style:parent-style-name="LushGreen3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/>
    </style:style>
    <style:style style:name="T2" style:family="text">
      <style:text-properties fo:font-size="20pt" fo:font-style="italic" style:font-style-asian="italic" style:font-style-complex="italic"/>
    </style:style>
    <style:style style:name="T3" style:family="text">
      <style:text-properties fo:font-size="20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Pytest, Docker, Flask</text:p>
          </draw:text-box>
        </draw:frame>
        <draw:frame draw:style-name="gr1" draw:text-style-name="P2" draw:layer="layout" svg:width="3.4cm" svg:height="0.848cm" svg:x="12.3cm" svg:y="14cm">
          <draw:text-box>
            <text:p text:style-name="P1">Neil Gal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- Welcome</text:p>
              <text:p>- About me</text:p>
              <text:p>- History using Python</text:p>
              <text:p>- Recent usage doing system testing</text:p>
              <text:p><text:tab/>- Complex system</text:p>
              <text:p><text:tab/>- Black-box testing using public REST API</text:p>
              <text:p><text:tab/>- Dockerised applications</text:p>
              <text:p><text:tab/>- For talk I’ve built a simple version</text:p>
            </draw:text-box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4.6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8.8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2cm" svg:y1="7.6cm" svg:x2="18.8cm" svg:y2="7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user-transformed="true">
            <draw:text-box>
              <text:p>- Imagine a simple client-server system</text:p>
              <text:p>- Business logic (hopefully in server)</text:p>
              <text:p>- Two components – operations and policies</text:p>
              <text:p>- But embedded in code</text:p>
              <text:p>- Hard to change</text:p>
              <text:p>- Hard to verify</text:p>
              <text:p>- Does not necessarily produce audit logs</text:p>
              <text:p/>
            </draw:text-box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Bank</text:p>
          </draw:text-box>
        </draw:frame>
        <draw:g>
          <draw:custom-shape draw:style-name="gr3" draw:text-style-name="P1" draw:layer="layout" svg:width="4.6cm" svg:height="2.6cm" svg:x="2.7cm" svg:y="6cm">
            <text:p text:style-name="P1">Web</text:p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6cm">
            <text:p text:style-name="P1">Web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7.2cm" svg:x2="12.3cm" svg:y2="7.2cm">
            <text:p/>
          </draw:line>
          <draw:custom-shape draw:style-name="gr3" draw:text-style-name="P1" draw:layer="layout" svg:width="4.6cm" svg:height="2.6cm" svg:x="2.7cm" svg:y="9.8cm">
            <text:p text:style-name="P1">Mobile</text:p>
            <text:p text:style-name="P1">App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9.8cm">
            <text:p text:style-name="P1">Mobile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1cm" svg:x2="12.3cm" svg:y2="11cm">
            <text:p/>
          </draw:line>
          <draw:custom-shape draw:style-name="gr3" draw:text-style-name="P1" draw:layer="layout" svg:width="4.6cm" svg:height="2.6cm" svg:x="2.7cm" svg:y="13.6cm">
            <text:p text:style-name="P1">Telephon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12.3cm" svg:y="13.6cm">
            <text:p text:style-name="P1">IVR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7.3cm" svg:y1="14.8cm" svg:x2="12.3cm" svg:y2="14.8cm">
            <text:p/>
          </draw:line>
          <draw:custom-shape draw:style-name="gr3" draw:text-style-name="P1" draw:layer="layout" svg:width="4.6cm" svg:height="2.6cm" svg:x="20.7cm" svg:y="9.8cm">
            <text:p text:style-name="P1">Banking</text:p>
            <text:p text:style-name="P1">System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9cm" svg:y1="7.2cm" svg:x2="20.7cm" svg:y2="11cm">
            <text:p/>
          </draw:line>
          <draw:line draw:style-name="gr4" draw:text-style-name="P4" draw:layer="layout" svg:x1="16.9cm" svg:y1="11cm" svg:x2="20.7cm" svg:y2="11cm">
            <text:p/>
          </draw:line>
          <draw:line draw:style-name="gr4" draw:text-style-name="P4" draw:layer="layout" svg:x1="16.9cm" svg:y1="14.8cm" svg:x2="20.7cm" svg:y2="11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>
            <draw:text-box>
              <text:p>Typical banks we see are far worse</text:p>
              <text:p>Each channel has a legacy full stack</text:p>
              <text:p>Business rules implemented separately in each one</text:p>
              <text:p/>
            </draw:text-box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21.1cm" svg:y2="7.6cm">
            <text:p/>
          </draw:lin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Increasingly common pattern</text:span></text:p>
              <text:p><text:span text:style-name="T1">Make service dumb</text:span></text:p>
              <text:p><text:span text:style-name="T1">Factor out business logic</text:span></text:p>
              <text:p><text:span text:style-name="T1">Focus on </text:span><text:span text:style-name="T2">decisions</text:span></text:p>
              <text:p><text:span text:style-name="T2"><text:tab/></text:span><text:span text:style-name="T2">- </text:span><text:span text:style-name="T3">typically yes/no responses</text:span></text:p>
              <text:p><text:span text:style-name="T3"><text:tab/></text:span><text:span text:style-name="T3">- might be qualified (e.g. yes, but get 2FA)</text:span></text:p>
              <text:p><text:span text:style-name="T2"/></text:p>
            </draw:text-box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Add </text:span><text:span text:style-name="T2">enforcement point</text:span><text:span text:style-name="T1"> between client and server</text:span></text:p>
              <text:p><text:span text:style-name="T1">Maybe a proxy</text:span></text:p>
              <text:p><text:span text:style-name="T1">Maybe more a software front-end on the server</text:span></text:p>
              <text:p><text:span text:style-name="T1"/></text:p>
              <text:p><text:span text:style-name="T1">Enforcement point constructs </text:span><text:span text:style-name="T2">decision requests</text:span></text:p>
              <text:p><text:span text:style-name="T2"/></text:p>
              <text:p><text:span text:style-name="T2">Decision Point </text:span><text:span text:style-name="T3">evaluates requests</text:span></text:p>
              <text:p><text:span text:style-name="T3"><text:tab/></text:span><text:span text:style-name="T3">- permit/deny answer</text:span></text:p>
              <text:p><text:span text:style-name="T3"/></text:p>
            </draw:text-box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Decision point may obtain information externally</text:span></text:p>
              <text:p><text:span text:style-name="T1"><text:tab/></text:span><text:span text:style-name="T1">- e.g. bank balance to authorise payment</text:span></text:p>
              <text:p><text:span text:style-name="T1"/></text:p>
            </draw:text-box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3" draw:layer="layout" svg:width="25.199cm" svg:height="2.4cm" svg:x="1.4cm" svg:y="0.2cm" presentation:class="title">
          <draw:text-box>
            <text:p>Rules Engine</text:p>
          </draw:text-box>
        </draw:frame>
        <draw:g>
          <draw:custom-shape draw:style-name="gr3" draw:text-style-name="P1" draw:layer="layout" svg:width="4.6cm" svg:height="2.6cm" svg:x="2.3cm" svg:y="6.4cm">
            <text:p text:style-name="P1">Clien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6.4cm"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3" draw:text-style-name="P1" draw:layer="layout" svg:width="4.6cm" svg:height="2.6cm" svg:x="11.7cm" svg:y="6.4cm">
            <text:p text:style-name="P1">Enforcement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7.6cm" svg:x2="21.1cm" svg:y2="7.6cm">
            <text:p/>
          </draw:line>
          <draw:custom-shape draw:style-name="gr3" draw:text-style-name="P1" draw:layer="layout" svg:width="4.6cm" svg:height="2.6cm" svg:x="11.7cm" svg:y="12cm">
            <text:p text:style-name="P1">Decisio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3.9cm" svg:y1="9cm" svg:x2="13.9cm" svg:y2="12cm">
            <text:p/>
          </draw:line>
          <draw:custom-shape draw:style-name="gr3" draw:text-style-name="P1" draw:layer="layout" svg:width="4.6cm" svg:height="2.6cm" svg:x="2.3cm" svg:y="12cm">
            <text:p text:style-name="P1">Admin</text:p>
            <text:p text:style-name="P1">Poin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6.9cm" svg:y1="7.6cm" svg:x2="11.7cm" svg:y2="7.6cm">
            <text:p/>
          </draw:line>
          <draw:custom-shape draw:style-name="gr5" draw:text-style-name="P1" draw:layer="layout" svg:width="1.4cm" svg:height="1.2cm" svg:x="8.7cm" svg:y="12.6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" draw:text-style-name="P4" draw:layer="layout" svg:x1="6.9cm" svg:y1="13.2cm" svg:x2="8.7cm" svg:y2="13.2cm">
            <text:p/>
          </draw:line>
          <draw:line draw:style-name="gr4" draw:text-style-name="P4" draw:layer="layout" svg:x1="11.7cm" svg:y1="13.2cm" svg:x2="10.1cm" svg:y2="13.2cm">
            <text:p/>
          </draw:line>
          <draw:custom-shape draw:style-name="gr3" draw:text-style-name="P1" draw:layer="layout" svg:width="4.6cm" svg:height="2.6cm" svg:x="20.9cm" svg:y="11.8cm">
            <text:p text:style-name="P1">External</text:p>
            <text:p text:style-name="P1">Service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6cm" svg:x="21.1cm" svg:y="12cm">
            <text:p text:style-name="P1">Information</text:p>
            <text:p text:style-name="P1">Service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16.3cm" svg:y1="13.2cm" svg:x2="20.9cm" svg:y2="13.2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<text:span text:style-name="T1">Rules are authored externally</text:span></text:p>
              <text:p><text:span text:style-name="T1">Some form of store</text:span></text:p>
              <text:p><text:span text:style-name="T1"/></text:p>
              <text:p><text:span text:style-name="T1">Architectural split</text:span></text:p>
              <text:p><text:span text:style-name="T1"><text:tab/></text:span><text:span text:style-name="T1">- different availability / security reqs</text:span></text:p>
              <text:p><text:span text:style-name="T1"><text:tab/></text:span><text:span text:style-name="T1">- controlled change process</text:span></text:p>
              <text:p><text:span text:style-name="T1"><text:tab/></text:span><text:span text:style-name="T1">- pubkey encryption between two parts</text:span></text:p>
              <text:p><text:span text:style-name="T1"/></text:p>
            </draw:text-box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5" draw:layer="layout" svg:width="25.199cm" svg:height="2.4cm" svg:x="1.4cm" svg:y="0.2cm" presentation:class="title">
          <draw:text-box>
            <text:p>Rules Engine</text:p>
          </draw:text-box>
        </draw:frame>
        <draw:g>
          <draw:g>
            <draw:custom-shape draw:style-name="gr3" draw:text-style-name="P1" draw:layer="layout" svg:width="4.6cm" svg:height="2.6cm" svg:x="16.4cm" svg:y="11.9cm">
              <text:p text:style-name="P1">Decisio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4.6cm" svg:height="2.6cm" svg:x="7cm" svg:y="11.9cm">
              <text:p text:style-name="P1">Admin</text:p>
              <text:p text:style-name="P1">Point</text:p>
              <draw:enhanced-geometry svg:viewBox="0 0 21600 21600" draw:type="rectangle" draw:enhanced-path="M 0 0 L 21600 0 21600 21600 0 21600 0 0 Z N"/>
            </draw:custom-shape>
            <draw:custom-shape draw:style-name="gr5" draw:text-style-name="P1" draw:layer="layout" svg:width="1.4cm" svg:height="1.2cm" svg:x="13.4cm" svg:y="12.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line draw:style-name="gr4" draw:text-style-name="P4" draw:layer="layout" svg:x1="11.6cm" svg:y1="13.1cm" svg:x2="13.4cm" svg:y2="13.1cm">
              <text:p/>
            </draw:line>
            <draw:line draw:style-name="gr4" draw:text-style-name="P4" draw:layer="layout" svg:x1="16.4cm" svg:y1="13.1cm" svg:x2="14.8cm" svg:y2="13.1cm">
              <text:p/>
            </draw:line>
          </draw:g>
          <draw:custom-shape draw:style-name="gr6" draw:text-style-name="P1" draw:layer="layout" svg:width="14cm" svg:height="2.6cm" svg:x="7cm" svg:y="6.5cm">
            <text:p text:style-name="P1">System Test</text:p>
            <draw:enhanced-geometry svg:viewBox="0 0 21600 21600" draw:type="rectangle" draw:enhanced-path="M 0 0 L 21600 0 21600 21600 0 21600 0 0 Z N"/>
          </draw:custom-shape>
          <draw:line draw:style-name="gr4" draw:text-style-name="P4" draw:layer="layout" svg:x1="9.3cm" svg:y1="9.1cm" svg:x2="9.3cm" svg:y2="11.9cm">
            <text:p/>
          </draw:line>
          <draw:line draw:style-name="gr4" draw:text-style-name="P4" draw:layer="layout" svg:x1="18.8cm" svg:y1="9.1cm" svg:x2="18.8cm" svg:y2="11.9cm">
            <text:p/>
          </draw:line>
          <draw:frame draw:style-name="gr7" draw:text-style-name="P6" draw:layer="layout" svg:width="2.195cm" svg:height="0.848cm" svg:x="9.205cm" svg:y="10.2cm">
            <draw:text-box>
              <text:p>REST</text:p>
            </draw:text-box>
          </draw:frame>
          <draw:frame draw:style-name="gr7" draw:text-style-name="P6" draw:layer="layout" svg:width="2.195cm" svg:height="0.848cm" svg:x="18.705cm" svg:y="10.2cm">
            <draw:text-box>
              <text:p>REST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user-transformed="true">
            <draw:text-box>
              <text:p>This is what we want to test</text:p>
              <text:p/>
              <text:p>To keep it simple I’ve written a trivial version of each</text:p>
              <text:p>- uses a simple rule language</text:p>
              <text:p>- admin point just a rule compiler</text:p>
              <text:p>- decision point runs requests against compiled rules</text:p>
            </draw:text-box>
          </draw:frame>
        </presentation:notes>
      </draw:page>
      <draw:page draw:name="page9" draw:style-name="dp1" draw:master-page-name="LushGreen2" presentation:presentation-page-layout-name="AL2T3">
        <office:forms form:automatic-focus="false" form:apply-design-mode="false"/>
        <draw:frame presentation:style-name="pr7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8" draw:layer="layout" svg:width="12.297cm" svg:height="13.886cm" svg:x="1.4cm" svg:y="4.914cm" presentation:class="outline" presentation:placeholder="true">
          <draw:text-box/>
        </draw:frame>
        <draw:frame presentation:style-name="pr8" draw:layer="layout" svg:width="12.297cm" svg:height="13.886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3" presentation:presentation-page-layout-name="AL3T1">
        <office:forms form:automatic-focus="false" form:apply-design-mode="false"/>
        <draw:frame presentation:style-name="pr10" draw:layer="layout" svg:width="25.199cm" svg:height="2.4cm" svg:x="1.4cm" svg:y="0.2cm" presentation:class="title" presentation:placeholder="true">
          <draw:text-box/>
        </draw:frame>
        <draw:frame presentation:style-name="pr11" draw:layer="layout" svg:width="20.4cm" svg:height="6.8cm" svg:x="3.8cm" svg:y="8.6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7:01:50.908670884</meta:creation-date>
    <meta:editing-duration>PT1H46M26S</meta:editing-duration>
    <meta:editing-cycles>12</meta:editing-cycles>
    <meta:generator>LibreOffice/6.0.3.2$Linux_X86_64 LibreOffice_project/00m0$Build-2</meta:generator>
    <dc:title>Lush Green</dc:title>
    <dc:date>2018-07-18T22:49:46.554789989</dc:date>
    <meta:document-statistic meta:object-count="159"/>
  </office:meta>
</office:document-meta>
</file>